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2" table:number-rows-spanned="1">
            <text:p>Star2Wheel</text:p>
          </table:table-cell>
          <table:covered-table-cell/>
          <table:table-cell table:style-name="ce2" office:value-type="string" calcext:value-type="string" table:number-columns-spanned="2" table:number-rows-spanned="1">
            <text:p>Sourcecode2Controlflow</text:p>
          </table:table-cell>
          <table:covered-table-cell/>
          <table:table-cell table:style-name="ce2" office:value-type="string" calcext:value-type="string" table:number-columns-spanned="2" table:number-rows-spanned="1">
            <text:p>BTree2XBTree</text:p>
          </table:table-cell>
          <table:covered-table-cell/>
          <table:table-cell table:style-name="ce2" office:value-type="string" calcext:value-type="string" table:number-columns-spanned="2" table:number-rows-spanned="1">
            <text:p>Class2Database</text:p>
          </table:table-cell>
          <table:covered-table-cell/>
          <table:table-cell table:style-name="ce2" office:value-type="string" calcext:value-type="string" table:number-columns-spanned="2" table:number-rows-spanned="1">
            <text:p>Statemachine2Petrinet</text:p>
          </table:table-cell>
          <table:covered-table-cell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office:value-type="string" calcext:value-type="string">
            <text:p>TGG</text:p>
          </table:table-cell>
          <table:table-cell office:value-type="string" calcext:value-type="string">
            <text:p>BNCE TGG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1" table:formula="of:=SUM([.B4:.B50])" office:value-type="float" office:value="215" calcext:value-type="float">
            <text:p>215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SUM([.D4:.D50])" office:value-type="float" office:value="1061" calcext:value-type="float">
            <text:p>1061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formula="of:=SUM([.F4:.F50])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SUM([.H4:.H50])" office:value-type="float" office:value="80" calcext:value-type="float">
            <text:p>80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formula="of:=SUM([.J4:.J50])" office:value-type="float" office:value="114" calcext:value-type="float">
            <text:p>1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11:17:21.4804928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0:13:35.310964158</meta:creation-date>
    <dc:date>2018-10-03T11:55:19.156629614</dc:date>
    <meta:editing-duration>PT5H3M25S</meta:editing-duration>
    <meta:editing-cycles>13</meta:editing-cycles>
    <meta:generator>LibreOffice/5.1.6.2$Linux_X86_64 LibreOffice_project/10m0$Build-2</meta:generator>
    <meta:document-statistic meta:table-count="1" meta:cell-count="94" meta:object-count="0"/>
  </office:meta>
</office:document-meta>
</file>